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6" style:family="paragraph" style:parent-style-name="Body">
      <style:text-properties fo:color="#000000" fo:language="en" fo:country="US" fo:font-style="normal" officeooo:rsid="0042098a" officeooo:paragraph-rsid="00422438" style:font-style-asian="normal" style:language-complex="ar" style:country-complex="SA" style:font-style-complex="normal"/>
    </style:style>
    <style:style style:name="P7" style:family="paragraph" style:parent-style-name="Body">
      <style:text-properties fo:color="#000000" fo:language="en" fo:country="US" fo:font-style="normal" officeooo:rsid="00422438" officeooo:paragraph-rsid="00441385" style:font-style-asian="normal" style:language-complex="ar" style:country-complex="SA" style:font-style-complex="normal"/>
    </style:style>
    <style:style style:name="P8" style:family="paragraph" style:parent-style-name="Body">
      <style:text-properties fo:color="#000000" fo:language="en" fo:country="US" fo:font-style="normal" officeooo:rsid="00422438" officeooo:paragraph-rsid="00422438" style:font-style-asian="normal" style:language-complex="ar" style:country-complex="SA" style:font-style-complex="normal"/>
    </style:style>
    <style:style style:name="P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10" style:family="paragraph" style:parent-style-name="Body">
      <style:paragraph-properties>
        <style:tab-stops>
          <style:tab-stop style:position="8.061cm"/>
          <style:tab-stop style:position="10.001cm"/>
        </style:tab-stops>
      </style:paragraph-properties>
      <style:text-properties fo:color="#000000" fo:language="en" fo:country="US" fo:font-style="normal" officeooo:rsid="004fd494" officeooo:paragraph-rsid="004fd494" style:font-style-asian="normal" style:language-complex="ar" style:country-complex="SA" style:font-style-complex="normal"/>
    </style:style>
    <style:style style:name="P11" style:family="paragraph" style:parent-style-name="Body">
      <style:text-properties officeooo:paragraph-rsid="001b92ce"/>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1b92ce" style:language-complex="ar" style:country-complex="SA"/>
    </style:style>
    <style:style style:name="P14" style:family="paragraph" style:parent-style-name="Body">
      <style:text-properties fo:language="en" fo:country="US" officeooo:rsid="005b6585" officeooo:paragraph-rsid="005b6585" style:language-complex="ar" style:country-complex="SA"/>
    </style:style>
    <style:style style:name="P15" style:family="paragraph" style:parent-style-name="Body">
      <style:text-properties fo:language="en" fo:country="US" officeooo:rsid="005f2e7d" officeooo:paragraph-rsid="006b21f0" style:language-complex="ar" style:country-complex="SA"/>
    </style:style>
    <style:style style:name="P16" style:family="paragraph" style:parent-style-name="Body">
      <style:text-properties fo:language="en" fo:country="US" officeooo:rsid="005f2e7d" officeooo:paragraph-rsid="005f2e7d" style:language-complex="ar" style:country-complex="SA"/>
    </style:style>
    <style:style style:name="P17" style:family="paragraph" style:parent-style-name="Body">
      <style:text-properties fo:language="en" fo:country="US" officeooo:rsid="005f2e7d" officeooo:paragraph-rsid="007d2641" style:language-complex="ar" style:country-complex="SA"/>
    </style:style>
    <style:style style:name="P18" style:family="paragraph" style:parent-style-name="Body">
      <style:text-properties fo:language="en" fo:country="US" officeooo:rsid="008cef3b" officeooo:paragraph-rsid="008cef3b" style:language-complex="ar" style:country-complex="SA"/>
    </style:style>
    <style:style style:name="P19" style:family="paragraph" style:parent-style-name="Body">
      <style:text-properties fo:language="en" fo:country="US" officeooo:rsid="00a043d5" officeooo:paragraph-rsid="00a043d5"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1" style:family="paragraph" style:parent-style-name="Body">
      <style:text-properties officeooo:rsid="00381418" officeooo:paragraph-rsid="002f7a2f"/>
    </style:style>
    <style:style style:name="P22" style:family="paragraph" style:parent-style-name="Body">
      <style:text-properties officeooo:paragraph-rsid="004d4354"/>
    </style:style>
    <style:style style:name="P23" style:family="paragraph" style:parent-style-name="Body">
      <style:text-properties officeooo:rsid="004fd494" officeooo:paragraph-rsid="004fd494"/>
    </style:style>
    <style:style style:name="P24" style:family="paragraph" style:parent-style-name="Body">
      <style:text-properties officeooo:paragraph-rsid="00512cf6"/>
    </style:style>
    <style:style style:name="P25" style:family="paragraph" style:parent-style-name="Body">
      <style:text-properties officeooo:rsid="00512cf6" officeooo:paragraph-rsid="006e7eb8"/>
    </style:style>
    <style:style style:name="P26" style:family="paragraph" style:parent-style-name="Body">
      <style:text-properties officeooo:rsid="0096a521" officeooo:paragraph-rsid="0096a521"/>
    </style:style>
    <style:style style:name="P2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31" style:family="paragraph" style:parent-style-name="CellBody">
      <style:paragraph-properties fo:keep-with-next="always" style:snap-to-layout-grid="false"/>
      <style:text-properties fo:language="en" fo:country="US" officeooo:rsid="0045ea71" officeooo:paragraph-rsid="0045ea71" style:language-complex="ar" style:country-complex="SA"/>
    </style:style>
    <style:style style:name="P32" style:family="paragraph" style:parent-style-name="CellBody">
      <style:paragraph-properties fo:keep-with-next="always" style:snap-to-layout-grid="false"/>
      <style:text-properties fo:language="en" fo:country="US" officeooo:rsid="0045ea71" officeooo:paragraph-rsid="002d8e8c" style:language-complex="ar" style:country-complex="SA"/>
    </style:style>
    <style:style style:name="P33" style:family="paragraph" style:parent-style-name="Abstract">
      <style:text-properties fo:font-size="16pt" fo:language="en" fo:country="US" fo:font-weight="bold" style:font-size-asian="16pt" style:font-weight-asian="bold" style:language-complex="ar" style:country-complex="SA"/>
    </style:style>
    <style:style style:name="P34" style:family="paragraph" style:parent-style-name="Abstract">
      <style:paragraph-properties fo:text-align="start" style:justify-single-word="false"/>
      <style:text-properties fo:language="en" fo:country="US" officeooo:rsid="003e4dd4" officeooo:paragraph-rsid="0036d4c7" style:language-complex="ar" style:country-complex="SA"/>
    </style:style>
    <style:style style:name="P35" style:family="paragraph" style:parent-style-name="Abstract">
      <style:paragraph-properties fo:text-align="start" style:justify-single-word="false"/>
      <style:text-properties fo:color="#000000" fo:language="en" fo:country="US" fo:font-style="normal" officeooo:rsid="003e4dd4" officeooo:paragraph-rsid="0094f259" style:font-style-asian="normal" style:language-complex="ar" style:country-complex="SA" style:font-style-complex="normal"/>
    </style:style>
    <style:style style:name="P36" style:family="paragraph" style:parent-style-name="Abstract">
      <style:paragraph-properties fo:text-align="start" style:justify-single-word="false"/>
      <style:text-properties fo:color="#000000" fo:language="en" fo:country="US" fo:font-style="normal" officeooo:rsid="0094f259" officeooo:paragraph-rsid="0094f259" style:font-style-asian="normal" style:language-complex="ar" style:country-complex="SA" style:font-style-complex="normal"/>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CellBody">
      <style:paragraph-properties style:snap-to-layout-grid="false"/>
      <style:text-properties fo:language="en" fo:country="US" officeooo:rsid="003a1a5e" officeooo:paragraph-rsid="003a1a5e" style:language-complex="ar" style:country-complex="SA"/>
    </style:style>
    <style:style style:name="P39" style:family="paragraph" style:parent-style-name="CellBody">
      <style:paragraph-properties style:snap-to-layout-grid="false"/>
      <style:text-properties fo:language="en" fo:country="US" officeooo:rsid="003da4e7" officeooo:paragraph-rsid="003da4e7" style:language-complex="ar" style:country-complex="SA"/>
    </style:style>
    <style:style style:name="P40" style:family="paragraph" style:parent-style-name="CellBody">
      <style:paragraph-properties style:snap-to-layout-grid="false"/>
      <style:text-properties fo:language="en" fo:country="US" officeooo:rsid="0045ea71" officeooo:paragraph-rsid="0045ea71" style:language-complex="ar" style:country-complex="SA"/>
    </style:style>
    <style:style style:name="P41" style:family="paragraph" style:parent-style-name="CellBody">
      <style:text-properties fo:color="#000000" fo:language="en" fo:country="US" fo:font-style="italic" style:font-style-asian="italic" style:language-complex="ar" style:country-complex="SA"/>
    </style:style>
    <style:style style:name="P4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a7f458" officeooo:paragraph-rsid="00a7f458" style:font-style-asian="italic" style:language-complex="ar" style:country-complex="SA"/>
    </style:style>
    <style:style style:name="P46" style:family="paragraph" style:parent-style-name="CellBody">
      <style:paragraph-properties style:snap-to-layout-grid="false"/>
      <style:text-properties fo:color="#000000" fo:language="en" fo:country="US" fo:font-style="italic" officeooo:rsid="003a1a5e" officeooo:paragraph-rsid="00a7f458" style:font-style-asian="italic" style:language-complex="ar" style:country-complex="SA"/>
    </style:style>
    <style:style style:name="P47" style:family="paragraph" style:parent-style-name="Document_20_Title">
      <style:text-properties fo:language="en" fo:country="US" style:language-complex="ar" style:country-complex="SA"/>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50" style:family="paragraph" style:parent-style-name="Standard">
      <style:text-properties style:font-name="Arial" fo:language="en" fo:country="US" officeooo:paragraph-rsid="001b92ce" style:language-complex="ar" style:country-complex="SA"/>
    </style:style>
    <style:style style:name="P51" style:family="paragraph" style:parent-style-name="Standard">
      <style:text-properties style:font-name="Arial" fo:language="en" fo:country="US" officeooo:rsid="001febee" officeooo:paragraph-rsid="001b92ce" style:language-complex="ar" style:country-complex="SA"/>
    </style:style>
    <style:style style:name="P52" style:family="paragraph" style:parent-style-name="Standard">
      <style:text-properties fo:color="#ff0000" fo:language="en" fo:country="US" fo:font-style="italic" fo:font-weight="bold" style:font-style-asian="italic" style:font-weight-asian="bold" style:language-complex="ar" style:country-complex="SA"/>
    </style:style>
    <style:style style:name="P53" style:family="paragraph" style:parent-style-name="Standard">
      <style:text-properties fo:color="#ff0000" fo:language="en" fo:country="US" fo:font-style="italic" fo:font-weight="bold" officeooo:paragraph-rsid="00710ba8" style:font-style-asian="italic" style:font-weight-asian="bold" style:language-complex="ar" style:country-complex="SA"/>
    </style:style>
    <style:style style:name="P54" style:family="paragraph" style:parent-style-name="Standard">
      <style:paragraph-properties fo:text-align="start" style:justify-single-word="false"/>
      <style:text-properties fo:color="#000000" fo:language="en" fo:country="US" fo:font-style="normal" officeooo:rsid="003e4dd4" officeooo:paragraph-rsid="008d2850" style:font-style-asian="normal" style:language-complex="ar" style:country-complex="SA" style:font-style-complex="normal"/>
    </style:style>
    <style:style style:name="P55" style:family="paragraph" style:parent-style-name="Standard">
      <style:paragraph-properties fo:text-align="start" style:justify-single-word="false"/>
      <style:text-properties fo:color="#000000" fo:language="en" fo:country="US" fo:font-style="normal" officeooo:rsid="008cef3b" officeooo:paragraph-rsid="008d2850" style:font-style-asian="normal" style:language-complex="ar" style:country-complex="SA" style:font-style-complex="normal"/>
    </style:style>
    <style:style style:name="P56" style:family="paragraph" style:parent-style-name="Standard">
      <style:paragraph-properties fo:text-align="start" style:justify-single-word="false"/>
      <style:text-properties fo:color="#000000" fo:language="en" fo:country="US" fo:font-style="normal" officeooo:rsid="008d2850" officeooo:paragraph-rsid="008d2850" style:font-style-asian="normal" style:language-complex="ar" style:country-complex="SA" style:font-style-complex="normal"/>
    </style:style>
    <style:style style:name="P57" style:family="paragraph" style:parent-style-name="Standard">
      <style:paragraph-properties style:snap-to-layout-grid="false"/>
      <style:text-properties fo:color="#000000" fo:language="en" fo:country="US" fo:font-style="italic" officeooo:rsid="00251930" officeooo:paragraph-rsid="00a7f458" style:font-style-asian="italic" style:language-complex="ar" style:country-complex="SA"/>
    </style:style>
    <style:style style:name="P58" style:family="paragraph" style:parent-style-name="Definition_20_Term">
      <style:text-properties fo:language="en" fo:country="US" style:language-complex="ar" style:country-complex="SA"/>
    </style:style>
    <style:style style:name="P59" style:family="paragraph" style:parent-style-name="Definition_20_Term">
      <style:text-properties fo:language="en" fo:country="US" officeooo:rsid="005b2878" officeooo:paragraph-rsid="005b2878" style:language-complex="ar" style:country-complex="SA"/>
    </style:style>
    <style:style style:name="P60" style:family="paragraph" style:parent-style-name="Definition_20_Term" style:list-style-name="WW8Num3">
      <style:text-properties fo:language="en" fo:country="US" officeooo:rsid="00710ba8" officeooo:paragraph-rsid="00710ba8" style:language-complex="ar" style:country-complex="SA"/>
    </style:style>
    <style:style style:name="P61" style:family="paragraph" style:parent-style-name="Definition_20_Term" style:list-style-name="WW8Num3">
      <style:text-properties officeooo:paragraph-rsid="00710ba8"/>
    </style:style>
    <style:style style:name="P62" style:family="paragraph" style:parent-style-name="Heading_20_2">
      <style:text-properties fo:language="en" fo:country="US" style:language-complex="ar" style:country-complex="SA"/>
    </style:style>
    <style:style style:name="P63" style:family="paragraph" style:parent-style-name="Heading_20_2">
      <style:text-properties fo:language="en" fo:country="US" officeooo:rsid="0021c380" officeooo:paragraph-rsid="001b92ce" style:language-complex="ar" style:country-complex="SA"/>
    </style:style>
    <style:style style:name="P64" style:family="paragraph" style:parent-style-name="Heading_20_2">
      <style:text-properties fo:language="en" fo:country="US" officeooo:rsid="001febee" officeooo:paragraph-rsid="001b92ce" style:language-complex="ar" style:country-complex="SA"/>
    </style:style>
    <style:style style:name="P65" style:family="paragraph" style:parent-style-name="Heading_20_2">
      <style:text-properties fo:color="#000000" fo:language="en" fo:country="US" fo:font-style="normal" officeooo:rsid="004ca7db" officeooo:paragraph-rsid="004ca7db" style:font-style-asian="normal" style:language-complex="ar" style:country-complex="SA" style:font-style-complex="normal"/>
    </style:style>
    <style:style style:name="P66"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67" style:family="paragraph" style:parent-style-name="Heading_20_2">
      <style:text-properties officeooo:rsid="004d4354" officeooo:paragraph-rsid="004d4354"/>
    </style:style>
    <style:style style:name="P68" style:family="paragraph" style:parent-style-name="Heading_20_2">
      <style:text-properties officeooo:paragraph-rsid="006e7eb8"/>
    </style:style>
    <style:style style:name="P69" style:family="paragraph" style:parent-style-name="Body" style:list-style-name="L1"/>
    <style:style style:name="P70" style:family="paragraph" style:parent-style-name="Body" style:list-style-name="L1">
      <style:text-properties officeooo:paragraph-rsid="00a043d5"/>
    </style:style>
    <style:style style:name="P7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2" style:family="paragraph" style:parent-style-name="Heading_20_1">
      <style:text-properties fo:language="en" fo:country="US" style:language-complex="ar" style:country-complex="SA"/>
    </style:style>
    <style:style style:name="P73" style:family="paragraph" style:parent-style-name="Heading_20_1">
      <style:text-properties fo:language="en" fo:country="US" officeooo:paragraph-rsid="004d4354" style:language-complex="ar" style:country-complex="SA"/>
    </style:style>
    <style:style style:name="P74" style:family="paragraph" style:parent-style-name="Heading_20_1">
      <style:paragraph-properties fo:break-before="page"/>
      <style:text-properties fo:language="en" fo:country="US" style:language-complex="ar" style:country-complex="SA"/>
    </style:style>
    <style:style style:name="P75" style:family="paragraph" style:parent-style-name="Standard" style:list-style-name="L1">
      <style:text-properties fo:color="#000000" fo:language="en" fo:country="US" fo:font-style="normal" officeooo:rsid="003873a9" officeooo:paragraph-rsid="0033dc8e" style:font-style-asian="normal" style:language-complex="ar" style:country-complex="SA" style:font-style-complex="normal"/>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6" style:family="paragraph">
      <loext:graphic-properties draw:fill="solid" draw:fill-color="#eda3fc"/>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7" style:family="paragraph">
      <loext:graphic-properties draw:fill="solid" draw:fill-color="#d6b6a9"/>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1" style:family="paragraph">
      <loext:graphic-properties draw:fill="solid" draw:fill-color="#e9a877"/>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2"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b9cde5"/>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4" style:family="paragraph">
      <loext:graphic-properties draw:fill="solid" draw:fill-color="#f5ec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83b7c0"/>
    </style:style>
    <style:style style:name="T2" style:family="text">
      <style:text-properties officeooo:rsid="0019f0d1"/>
    </style:style>
    <style:style style:name="T3" style:family="text">
      <style:text-properties fo:font-size="14pt" fo:font-weight="normal" style:font-size-asian="14pt" style:font-weight-asian="normal"/>
    </style:style>
    <style:style style:name="T4" style:family="text">
      <style:text-properties fo:font-size="14pt" fo:font-weight="normal" officeooo:rsid="003da4e7"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fo:language="en" fo:country="US" officeooo:rsid="005b2878" style:language-complex="ar" style:country-complex="SA"/>
    </style:style>
    <style:style style:name="T7" style:family="text">
      <style:text-properties style:font-name="Courier New"/>
    </style:style>
    <style:style style:name="T8" style:family="text">
      <style:text-properties fo:color="#000000" fo:language="en" fo:country="US" fo:font-style="normal" officeooo:rsid="003873a9" style:font-style-asian="normal" style:language-complex="ar" style:country-complex="SA" style:font-style-complex="normal"/>
    </style:style>
    <style:style style:name="T9" style:family="text">
      <style:text-properties fo:color="#000000" fo:language="en" fo:country="US" fo:font-style="normal" officeooo:rsid="00490f6c" style:font-style-asian="normal" style:language-complex="ar" style:country-complex="SA" style:font-style-complex="normal"/>
    </style:style>
    <style:style style:name="T10" style:family="text">
      <style:text-properties fo:color="#000000" fo:language="en" fo:country="US" fo:font-style="normal" officeooo:rsid="004fd494" style:font-style-asian="normal" style:language-complex="ar" style:country-complex="SA" style:font-style-complex="normal"/>
    </style:style>
    <style:style style:name="T11" style:family="text">
      <style:text-properties officeooo:rsid="00381418"/>
    </style:style>
    <style:style style:name="T12" style:family="text">
      <style:text-properties officeooo:rsid="00400e32"/>
    </style:style>
    <style:style style:name="T13" style:family="text">
      <style:text-properties officeooo:rsid="0042a318"/>
    </style:style>
    <style:style style:name="T14" style:family="text">
      <style:text-properties officeooo:rsid="00441385"/>
    </style:style>
    <style:style style:name="T15" style:family="text">
      <style:text-properties officeooo:rsid="0045ea71"/>
    </style:style>
    <style:style style:name="T16" style:family="text">
      <style:text-properties officeooo:rsid="0048bf42"/>
    </style:style>
    <style:style style:name="T17" style:family="text">
      <style:text-properties officeooo:rsid="005d5d5a"/>
    </style:style>
    <style:style style:name="T18" style:family="text">
      <style:text-properties officeooo:rsid="006118cb"/>
    </style:style>
    <style:style style:name="T19" style:family="text">
      <style:text-properties officeooo:rsid="00631bd6"/>
    </style:style>
    <style:style style:name="T20" style:family="text">
      <style:text-properties fo:font-style="italic" officeooo:rsid="006118cb" style:font-style-asian="italic" style:font-style-complex="italic"/>
    </style:style>
    <style:style style:name="T21" style:family="text">
      <style:text-properties fo:font-style="italic" officeooo:rsid="00a95520" style:font-style-asian="italic" style:font-style-complex="italic"/>
    </style:style>
    <style:style style:name="T22" style:family="text">
      <style:text-properties fo:font-style="italic" officeooo:rsid="00aa48a8" style:font-style-asian="italic" style:font-style-complex="italic"/>
    </style:style>
    <style:style style:name="T23" style:family="text">
      <style:text-properties fo:font-style="normal" officeooo:rsid="006b348e" style:font-style-asian="normal" style:font-style-complex="normal"/>
    </style:style>
    <style:style style:name="T24" style:family="text">
      <style:text-properties fo:font-style="normal" officeooo:rsid="006118cb" style:font-style-asian="normal" style:font-style-complex="normal"/>
    </style:style>
    <style:style style:name="T25" style:family="text">
      <style:text-properties fo:font-style="normal" officeooo:rsid="007d2641" style:font-style-asian="normal" style:font-style-complex="normal"/>
    </style:style>
    <style:style style:name="T26" style:family="text">
      <style:text-properties fo:font-style="normal" officeooo:rsid="00801ad4" style:font-style-asian="normal" style:font-style-complex="normal"/>
    </style:style>
    <style:style style:name="T27" style:family="text">
      <style:text-properties fo:font-style="normal" officeooo:rsid="00a204d8" style:font-style-asian="normal" style:font-style-complex="normal"/>
    </style:style>
    <style:style style:name="T28" style:family="text">
      <style:text-properties officeooo:rsid="0072ed5a"/>
    </style:style>
    <style:style style:name="T29" style:family="text">
      <style:text-properties officeooo:rsid="007d2641"/>
    </style:style>
    <style:style style:name="T30" style:family="text">
      <style:text-properties officeooo:rsid="008114bd"/>
    </style:style>
    <style:style style:name="T31" style:family="text">
      <style:text-properties officeooo:rsid="008cef3b"/>
    </style:style>
    <style:style style:name="T32" style:family="text">
      <style:text-properties officeooo:rsid="008d701f"/>
    </style:style>
    <style:style style:name="T33" style:family="text">
      <style:text-properties officeooo:rsid="008f1838"/>
    </style:style>
    <style:style style:name="T34" style:family="text">
      <style:text-properties officeooo:rsid="00986220"/>
    </style:style>
    <style:style style:name="T35" style:family="text">
      <style:text-properties officeooo:rsid="009a5132"/>
    </style:style>
    <style:style style:name="T36" style:family="text">
      <style:text-properties officeooo:rsid="00a043d5"/>
    </style:style>
    <style:style style:name="T37" style:family="text">
      <style:text-properties officeooo:rsid="00a3f915"/>
    </style:style>
    <style:style style:name="T38" style:family="text">
      <style:text-properties officeooo:rsid="00a55168"/>
    </style:style>
    <style:style style:name="T39" style:family="text">
      <style:text-properties officeooo:rsid="00a6cc14"/>
    </style:style>
    <style:style style:name="T40" style:family="text">
      <style:text-properties officeooo:rsid="00a7f458"/>
    </style:style>
    <style:style style:name="T41" style:family="text">
      <style:text-properties officeooo:rsid="00aca49a"/>
    </style:style>
    <style:style style:name="T4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Calibri" fo:font-size="15pt" fo:letter-spacing="normal" fo:font-style="normal" fo:text-shadow="none" style:text-underline-style="none" fo:font-weight="normal" style:letter-kerning="true" style:font-name-asian="Hiragino Mincho ProN"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Calibri" fo:font-size="24pt" fo:letter-spacing="normal" fo:font-style="normal" fo:text-shadow="none" style:text-underline-style="none" fo:font-weight="normal" style:letter-kerning="true" style:font-name-asian="Hiragino Mincho ProN"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letter-kerning="true" style:font-name-asian="Hiragino Mincho ProN"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 fo:font-size="22pt" fo:letter-spacing="normal" fo:font-style="normal" fo:text-shadow="none" style:text-underline-style="none" fo:font-weight="normal" style:letter-kerning="true" style:font-name-asian="Hiragino Mincho ProN"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258cm" fo:min-width="1.15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15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5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0.753cm" fo:min-width="1.662cm" fo:padding-top="0.125cm" fo:padding-bottom="0.125cm" fo:padding-left="0.25cm" fo:padding-right="0.25cm" fo:wrap-option="wrap" draw:shadow="visible" draw:shadow-offset-x="0cm" draw:shadow-offset-y="0.064cm" draw:shadow-color="#000000" draw:shadow-opacity="35%" style:run-through="foreground"/>
    </style:style>
    <style:style style:name="gr2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877cm" fo:min-width="2.044cm" fo:padding-top="0.125cm" fo:padding-bottom="0.125cm" fo:padding-left="0.25cm" fo:padding-right="0.25cm" fo:wrap-option="wrap" draw:shadow="visible" draw:shadow-offset-x="0cm" draw:shadow-offset-y="0.064cm" draw:shadow-color="#000000" draw:shadow-opacity="35%" style:run-through="foreground"/>
    </style:style>
    <style:style style:name="gr2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5"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466cm" fo:min-width="2.641cm" fo:padding-top="0.125cm" fo:padding-bottom="0.125cm" fo:padding-left="0.25cm" fo:padding-right="0.25cm" fo:wrap-option="wrap" draw:shadow="visible" draw:shadow-offset-x="0cm" draw:shadow-offset-y="0.064cm" draw:shadow-color="#000000" draw:shadow-opacity="35%" style:run-through="foreground"/>
    </style:style>
    <style:style style:name="gr26"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5.838cm" fo:min-width="11.982cm" fo:padding-top="0.125cm" fo:padding-bottom="0.125cm" fo:padding-left="0.25cm" fo:padding-right="0.25cm" fo:wrap-option="wrap" draw:shadow="visible" draw:shadow-offset-x="0cm" draw:shadow-offset-y="0.064cm" draw:shadow-color="#000000" draw:shadow-opacity="35%" style:run-through="foreground"/>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466cm" fo:min-width="2.244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82cm" fo:min-width="2.281cm" fo:padding-top="0.125cm" fo:padding-bottom="0.125cm" fo:padding-left="0.25cm" fo:padding-right="0.25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623cm" fo:min-width="2.93cm" fo:padding-top="0.125cm" fo:padding-bottom="0.125cm" fo:padding-left="0.25cm" fo:padding-right="0.25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403cm" fo:min-width="13.137cm" fo:padding-top="0.125cm" fo:padding-bottom="0.125cm" fo:padding-left="0.25cm" fo:padding-right="0.25cm" fo:wrap-option="wrap" draw:shadow="hidden"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5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3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17cm" fo:min-width="2.131cm" fo:padding-top="0.125cm" fo:padding-bottom="0.125cm" fo:padding-left="0.25cm" fo:padding-right="0.25cm" fo:wrap-option="wrap" draw:shadow="visible" draw:shadow-offset-x="0cm" draw:shadow-offset-y="0.064cm" draw:shadow-color="#000000" draw:shadow-opacity="35%" style:run-through="foreground"/>
    </style:style>
    <style:style style:name="gr38"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522cm" fo:min-width="2.746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047cm" fo:min-width="12.407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028cm" fo:min-width="2.254cm" fo:padding-top="0.125cm" fo:padding-bottom="0.125cm" fo:padding-left="0.25cm" fo:padding-right="0.25cm" fo:wrap-option="wrap" draw:shadow="hidden"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1.187cm" fo:min-width="2.739cm" fo:padding-top="0.125cm" fo:padding-bottom="0.125cm" fo:padding-left="0.25cm" fo:padding-right="0.25cm" fo:wrap-option="wrap" draw:shadow="hidden"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7.504cm" fo:min-width="15.395cm" fo:padding-top="0.125cm" fo:padding-bottom="0.125cm" fo:padding-left="0.25cm" fo:padding-right="0.25cm" fo:wrap-option="wrap" draw:shadow="hidden" draw:shadow-offset-x="0cm" draw:shadow-offset-y="0.064cm" draw:shadow-color="#000000" draw:shadow-opacity="35%"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935cm" fo:min-width="2.997cm" fo:padding-top="0.125cm" fo:padding-bottom="0.125cm" fo:padding-left="0.25cm" fo:padding-right="0.25cm" fo:wrap-option="wrap" draw:shadow="hidden" draw:shadow-offset-x="0cm" draw:shadow-offset-y="0.064cm" draw:shadow-color="#000000" draw:shadow-opacity="35%"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cm" fo:min-width="0.2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17.78cm" svg:height="7.893cm" draw:z-index="0"><draw:image xlink:href="Pictures/1000020100000427000001D80231D6ACC263EE0A.png" xlink:type="simple" xlink:show="embed" xlink:actuate="onLoad"/></draw:frame></text:p>
      <text:p text:style-name="P47"><text:user-defined style:data-style-name="N0" text:name="RFP Title">RFP 187 - oneM2M Service Layer API</text:user-defined></text:p>
      <text:p text:style-name="P47"><text:span text:style-name="T4">Final</text:span><text:span text:style-name="T3"><text:line-break/><text:line-break/></text:span><text:span text:style-name="T3"><text:page-count style:num-format="1">12</text:page-count></text:span><text:span text:style-name="T3"> Pages</text:span></text:p>
      <text:p text:style-name="P47"/>
      <text:p text:style-name="P33">Abstract</text:p>
      <text:p text:style-name="P34">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P discuss the way to provide <text:span text:style-name="T28">high level </text:span>API for oneM2M RESTful operations hiding the difference of variety of communication methods.</text:p>
      <text:h text:style-name="P74" text:outline-level="1" text:restart-numbering="true" text:start-value="-1">Document Information</text:h>
      <text:h text:style-name="P63" text:outline-level="2">License</text:h>
      <text:p text:style-name="P20">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1">I HEREBY ACKNOWLEDGE AND AGREE TO THE TERMS AND CONDITIONS DELINEATED ABOVE.</text:p>
      <text:h text:style-name="P64"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4" text:outline-level="2">Feedback</text:h>
      <text:p text:style-name="P11"><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48">1 Introduction<text:tab/>4</text:p>
          <text:p text:style-name="P48">2 Application Domain<text:tab/>4</text:p>
          <text:p text:style-name="P27">2.1 Terminology + Abbreviations<text:tab/>5</text:p>
          <text:p text:style-name="P48">3 Problem Description<text:tab/>5</text:p>
          <text:p text:style-name="P48">4 Use Cases<text:tab/>5</text:p>
          <text:p text:style-name="P48">5 Requirements<text:tab/>6</text:p>
          <text:p text:style-name="P48">6 Document Support<text:tab/>6</text:p>
          <text:p text:style-name="P27">6.1 References<text:tab/>6</text:p>
          <text:p text:style-name="P27">6.2 Author’s Address<text:tab/>6</text:p>
          <text:p text:style-name="P27">6.3 End of Document<text:tab/>6</text:p>
        </text:index-body>
      </text:table-of-content>
      <text:p text:style-name="P12"><text:soft-page-break/></text:p>
      <text:h text:style-name="P62"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2"><text:span text:style-name="T7">Source code is shown in this typeface</text:span>.</text:p>
      <text:h text:style-name="P62"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42"><text:span text:style-name="T11">June</text:span> <text:span text:style-name="T12">24</text:span> <text:span text:style-name="T11">2017</text:span></text:p>
          </table:table-cell>
          <table:table-cell table:style-name="Table1.C1" office:value-type="string">
            <text:p text:style-name="P43">Initial contribution </text:p>
            <text:p text:style-name="P41"><text:span text:style-name="T12">Hiroyuki Maeomichi</text:span>, <text:span text:style-name="T12">NTT, maeomichi.hiroyuki@lab.ntt.co.jp</text:span></text:p>
          </table:table-cell>
        </table:table-row>
        <table:table-row table:style-name="Table1.2">
          <table:table-cell table:style-name="Table1.A3" office:value-type="string">
            <text:p text:style-name="P38"/>
          </table:table-cell>
          <table:table-cell table:style-name="Table1.A3" office:value-type="string">
            <text:p text:style-name="P45">July 11 2017</text:p>
          </table:table-cell>
          <table:table-cell table:style-name="Table1.C3" office:value-type="string">
            <text:p text:style-name="P57"><text:span text:style-name="T40">Updated based on the feed backs in the</text:span> <text:span text:style-name="T40">Stockholm meeting.</text:span></text:p>
            <text:p text:style-name="P46"><text:span text:style-name="T12">Hiroyuki Maeomichi</text:span>, <text:span text:style-name="T12">NTT, maeomichi.hiroyuki@lab.ntt.co.jp</text:span></text:p>
          </table:table-cell>
        </table:table-row>
        <table:table-row table:style-name="Table1.2">
          <table:table-cell table:style-name="Table1.A3" office:value-type="string">
            <text:p text:style-name="P39"/>
          </table:table-cell>
          <table:table-cell table:style-name="Table1.A3" office:value-type="string">
            <text:p text:style-name="P44"/>
          </table:table-cell>
          <table:table-cell table:style-name="Table1.C3" office:value-type="string">
            <text:p text:style-name="P44"/>
          </table:table-cell>
        </table:table-row>
      </table:table>
      <text:p text:style-name="P12"/>
      <text:h text:style-name="P72" text:outline-level="1">Introduction</text:h>
      <text:p text:style-name="P35">oneM2M is standard organization and specifies middleware for Internet of Things (IoT), called Common Services Entities (CSE). Applications can access <text:span text:style-name="T33">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36"><text:s/>This RFP discuss the way to provide high level API (namely service layer API) for oneM2M RESTful operations hiding the difference of variety of communication methods.</text:p>
      <text:h text:style-name="P72" text:outline-level="1"><text:soft-page-break/>Application Domain</text:h>
      <text:h text:style-name="Heading_20_2" text:outline-level="2">IoT Application configuration using oneM2M</text:h>
      <text:p text:style-name="P14"><text:span text:style-name="T17">o</text:span>neM2M’<text:span text:style-name="T17">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4"><draw:g text:anchor-type="paragraph" draw:z-index="13" draw:name="Shape3" draw:style-name="gr1"><draw:g draw:style-name="gr13"><draw:custom-shape draw:style-name="gr14" draw:text-style-name="P77" svg:width="2.5cm" svg:height="1.036cm" svg:x="9.385cm" svg:y="0.614cm"><text:p text:style-name="P76"><text:span text:style-name="T42">IN-CSE</text:span></text:p><draw:enhanced-geometry svg:viewBox="0 0 21600 21600" draw:type="rectangle" draw:enhanced-path="M 0 0 L 21600 0 21600 21600 0 21600 0 0 Z N"/></draw:custom-shape><draw:custom-shape draw:style-name="gr15" draw:text-style-name="P78" svg:width="2.498cm" svg:height="1.036cm" svg:x="7.498cm" svg:y="3.233cm"><text:p text:style-name="P76"><text:span text:style-name="T43">MN-CSE</text:span></text:p><draw:enhanced-geometry svg:viewBox="0 0 21600 21600" draw:type="rectangle" draw:enhanced-path="M 0 0 L 21600 0 21600 21600 0 21600 0 0 Z N"/></draw:custom-shape><draw:custom-shape draw:style-name="gr15" draw:text-style-name="P78" svg:width="2.498cm" svg:height="1.036cm" svg:x="11.215cm" svg:y="3.233cm"><text:p text:style-name="P76"><text:span text:style-name="T43">MN-CSE</text:span></text:p><draw:enhanced-geometry svg:viewBox="0 0 21600 21600" draw:type="rectangle" draw:enhanced-path="M 0 0 L 21600 0 21600 21600 0 21600 0 0 Z N"/></draw:custom-shape><draw:custom-shape draw:style-name="gr14" draw:text-style-name="P78" svg:width="2.5cm" svg:height="1.036cm" svg:x="7.375cm" svg:y="5.731cm"><text:p text:style-name="P76"><text:span text:style-name="T43">ASN-CSE</text:span></text:p><draw:enhanced-geometry svg:viewBox="0 0 21600 21600" draw:type="rectangle" draw:enhanced-path="M 0 0 L 21600 0 21600 21600 0 21600 0 0 Z N"/></draw:custom-shape><draw:custom-shape draw:style-name="gr15" draw:text-style-name="P78" svg:width="2.498cm" svg:height="1.036cm" svg:x="11.218cm" svg:y="5.775cm"><text:p text:style-name="P76"><text:span text:style-name="T43">ASN-CSE</text:span></text:p><draw:enhanced-geometry svg:viewBox="0 0 21600 21600" draw:type="rectangle" draw:enhanced-path="M 0 0 L 21600 0 21600 21600 0 21600 0 0 Z N"/></draw:custom-shape><draw:line draw:style-name="gr5" draw:text-style-name="P79" svg:x1="8.776cm" svg:y1="3.233cm" svg:x2="10.665cm" svg:y2="1.649cm"><text:p/></draw:line><draw:line draw:style-name="gr5" draw:text-style-name="P79" svg:x1="10.787cm" svg:y1="1.649cm" svg:x2="12.493cm" svg:y2="3.233cm"><text:p/></draw:line><draw:line draw:style-name="gr5" draw:text-style-name="P79" svg:x1="8.716cm" svg:y1="4.269cm" svg:x2="8.716cm" svg:y2="5.67cm"><text:p/></draw:line><draw:line draw:style-name="gr5" draw:text-style-name="P79" svg:x1="12.432cm" svg:y1="4.269cm" svg:x2="12.432cm" svg:y2="5.792cm"><text:p/></draw:line><draw:custom-shape draw:style-name="gr16" draw:text-style-name="P80" svg:width="1.952cm" svg:height="0.914cm" svg:x="4.877cm" svg:y="0.736cm"><text:p text:style-name="P76"><text:span text:style-name="T42">AE</text:span></text:p><draw:enhanced-geometry svg:viewBox="0 0 21600 21600" draw:type="rectangle" draw:enhanced-path="M 0 0 L 21600 0 21600 21600 0 21600 0 0 Z N"/></draw:custom-shape><draw:custom-shape draw:style-name="gr17" draw:text-style-name="P80" svg:width="1.95cm" svg:height="0.914cm" svg:x="4.939cm" svg:y="3.233cm"><text:p text:style-name="P76"><text:span text:style-name="T42">AE</text:span></text:p><draw:enhanced-geometry svg:viewBox="0 0 21600 21600" draw:type="rectangle" draw:enhanced-path="M 0 0 L 21600 0 21600 21600 0 21600 0 0 Z N"/></draw:custom-shape><draw:custom-shape draw:style-name="gr17" draw:text-style-name="P80" svg:width="1.95cm" svg:height="0.914cm" svg:x="4.817cm" svg:y="5.731cm"><text:p text:style-name="P76"><text:span text:style-name="T42">AE</text:span></text:p><draw:enhanced-geometry svg:viewBox="0 0 21600 21600" draw:type="rectangle" draw:enhanced-path="M 0 0 L 21600 0 21600 21600 0 21600 0 0 Z N"/></draw:custom-shape><draw:line draw:style-name="gr5" draw:text-style-name="P79" svg:x1="6.888cm" svg:y1="1.164cm" svg:x2="9.386cm" svg:y2="1.164cm"><text:p/></draw:line><draw:line draw:style-name="gr5" draw:text-style-name="P79" svg:x1="6.766cm" svg:y1="6.221cm" svg:x2="7.436cm" svg:y2="6.221cm"><text:p/></draw:line><draw:line draw:style-name="gr5" draw:text-style-name="P79" svg:x1="6.888cm" svg:y1="3.782cm" svg:x2="7.497cm" svg:y2="3.782cm"><text:p/></draw:line></draw:g><draw:line draw:style-name="gr18" draw:text-style-name="P82" svg:x1="7.816cm" svg:y1="0.94cm" svg:x2="7.816cm" svg:y2="1.54cm"><text:p/></draw:line><draw:line draw:style-name="gr18" draw:text-style-name="P82" svg:x1="7.216cm" svg:y1="3.439cm" svg:x2="7.216cm" svg:y2="4.039cm"><text:p/></draw:line><draw:line draw:style-name="gr18" draw:text-style-name="P82" svg:x1="7.115cm" svg:y1="5.939cm" svg:x2="7.115cm" svg:y2="6.539cm"><text:p/></draw:line><draw:frame draw:style-name="gr19" draw:text-style-name="P84" svg:width="1.241cm" svg:height="0.699cm" svg:x="7.177cm" svg:y="1.739cm"><draw:text-box><text:p text:style-name="P83"><text:span text:style-name="T45">mca</text:span></text:p></draw:text-box></draw:frame><draw:frame draw:style-name="gr19" draw:text-style-name="P84" svg:width="1.241cm" svg:height="0.699cm" svg:x="6.616cm" svg:y="4.357cm"><draw:text-box><text:p text:style-name="P83"><text:span text:style-name="T45">mca</text:span></text:p></draw:text-box></draw:frame><draw:frame draw:style-name="gr19" draw:text-style-name="P84" svg:width="1.241cm" svg:height="0.699cm" svg:x="6.516cm" svg:y="6.74cm"><draw:text-box><text:p text:style-name="P83"><text:span text:style-name="T45">mca</text:span></text:p></draw:text-box></draw:frame><draw:line draw:style-name="gr18" draw:text-style-name="P82" svg:x1="9.414cm" svg:y1="2.441cm" svg:x2="10.114cm" svg:y2="2.441cm"><text:p/></draw:line><draw:line draw:style-name="gr18" draw:text-style-name="P82" svg:x1="11.316cm" svg:y1="2.441cm" svg:x2="12.016cm" svg:y2="2.441cm"><text:p/></draw:line><draw:line draw:style-name="gr18" draw:text-style-name="P82" svg:x1="8.415cm" svg:y1="5.041cm" svg:x2="9.115cm" svg:y2="5.041cm"><text:p/></draw:line><draw:line draw:style-name="gr18" draw:text-style-name="P82" svg:x1="12.116cm" svg:y1="5.041cm" svg:x2="12.816cm" svg:y2="5.041cm"><text:p/></draw:line><draw:frame draw:style-name="gr20" draw:text-style-name="P84" svg:width="1.218cm" svg:height="0.699cm" svg:x="13.016cm" svg:y="4.756cm"><draw:text-box><text:p text:style-name="P83"><text:span text:style-name="T45">mcc</text:span></text:p></draw:text-box></draw:frame><draw:frame draw:style-name="gr20" draw:text-style-name="P84" svg:width="1.218cm" svg:height="0.699cm" svg:x="12.299cm" svg:y="2.057cm"><draw:text-box><text:p text:style-name="P83"><text:span text:style-name="T45">mcc</text:span></text:p></draw:text-box></draw:frame></draw:g></text:p>
      <text:p text:style-name="P14"/>
      <text:p text:style-name="P14"/>
      <text:p text:style-name="P16">oneM2M’s application, called Application Entity (AE) connects to one of CSEs. After AE connecting <text:span text:style-name="T30">to </text:span>the CSE, AE can access to all of CSEs, by retargeting function of CSE.</text:p>
      <text:p text:style-name="P15">AE access<text:span text:style-name="T19">es</text:span> to CSE’s functionality through RESTful API, which consists of Create, Retrieve, <text:span text:style-name="T18">Update, Delete and Notify in targeting more than 40 types of resources. For examples, typical resources are &lt;</text:span><text:span text:style-name="T20">contentInstance</text:span><text:span text:style-name="T22">&gt;</text:span><text:span text:style-name="T18"> that expresses IoT data and &lt;c</text:span><text:span text:style-name="T20">ontainer</text:span><text:span text:style-name="T22">&gt;</text:span><text:span text:style-name="T18"> that holds set of &lt;</text:span><text:span text:style-name="T20">contentInstance</text:span><text:span text:style-name="T22">&gt;</text:span><text:span text:style-name="T18">s. AE can create or retrieve the &lt;contentInstance&gt; on any CSE by the retargeting functionality, as far as permission is allowed. Interface between CSEs is called </text:span><text:span text:style-name="T20">mcc</text:span><text:span text:style-name="T18"> and interface between CSE and AE is called </text:span><text:span text:style-name="T20">mc</text:span><text:span text:style-name="T24">a</text:span><text:span text:style-name="T20">, </text:span><text:span text:style-name="T27">both interfaces have almost same interface.</text:span></text:p>
      <text:p text:style-name="P17"><text:span text:style-name="T18">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20">conentInstan</text:span><text:span text:style-name="T22">c</text:span><text:span text:style-name="T20">e</text:span><text:span text:style-name="T22">&gt;</text:span><text:span text:style-name="T23">s</text:span><text:span text:style-name="T18"> in ASN-CSE, and intermediate applications calculate statistics and put the result on IN-CSE as a &lt;</text:span><text:span text:style-name="T20">contentInstance</text:span><text:span text:style-name="T21">&gt;</text:span><text:span text:style-name="T24">, </text:span><text:span text:style-name="T25">while, i</text:span><text:span text:style-name="T29">n direct aggregation type, AE connected to ASN-CSE creates &lt;</text:span><text:span text:style-name="T20">contentInstance</text:span><text:span text:style-name="T21">&gt;</text:span><text:span text:style-name="T26">s</text:span><text:span text:style-name="T18"> in IN-CSE directly.</text:span></text:p>
      <text:p text:style-name="P19"><text:soft-page-break/>Under CSE layer, oneM2M specifies NSE(Network Services Entity), but this RFP doesn’t cover the NSE layer.</text:p>
      <text:p text:style-name="P18"><draw:g text:anchor-type="paragraph" draw:z-index="12" draw:name="Shape1" draw:style-name="gr1"><draw:custom-shape draw:style-name="gr2" draw:text-style-name="P77" svg:width="3.262cm" svg:height="1.71cm" svg:x="5.872cm" svg:y="0.191cm"><text:p text:style-name="P76"><text:span text:style-name="T42">IN-CSE <text:s text:c="2"/></text:span></text:p><draw:enhanced-geometry svg:viewBox="0 0 21600 21600" draw:type="rectangle" draw:enhanced-path="M 0 0 L 21600 0 21600 21600 0 21600 0 0 Z N"/></draw:custom-shape><draw:custom-shape draw:style-name="gr3" draw:text-style-name="P78" svg:width="1.654cm" svg:height="1.509cm" svg:x="6.343cm" svg:y="3.585cm"><text:p text:style-name="P76"><text:span text:style-name="T43"/></text:p><text:p text:style-name="P76"><text:span text:style-name="T43"/></text:p><text:p text:style-name="P76"><text:span text:style-name="T43">MN-CSE</text:span></text:p><draw:enhanced-geometry svg:viewBox="0 0 21600 21600" draw:type="rectangle" draw:enhanced-path="M 0 0 L 21600 0 21600 21600 0 21600 0 0 Z N"/></draw:custom-shape><draw:custom-shape draw:style-name="gr4" draw:text-style-name="P78" svg:width="1.654cm" svg:height="1.036cm" svg:x="6.262cm" svg:y="6.084cm"><text:p text:style-name="P76"><text:span text:style-name="T43">ASN-CSE</text:span></text:p><draw:enhanced-geometry svg:viewBox="0 0 21600 21600" draw:type="rectangle" draw:enhanced-path="M 0 0 L 21600 0 21600 21600 0 21600 0 0 Z N"/></draw:custom-shape><draw:line draw:style-name="gr5" draw:text-style-name="P79" svg:x1="7.189cm" svg:y1="3.585cm" svg:x2="7.215cm" svg:y2="1.891cm"><text:p/></draw:line><draw:line draw:style-name="gr5" draw:text-style-name="P79" svg:x1="7.149cm" svg:y1="4.992cm" svg:x2="7.149cm" svg:y2="6.023cm"><text:p/></draw:line><draw:custom-shape draw:style-name="gr6" draw:text-style-name="P80" svg:width="1.29cm" svg:height="0.914cm" svg:x="4.65cm" svg:y="3.585cm"><text:p text:style-name="P76"><text:span text:style-name="T42">AE</text:span></text:p><draw:enhanced-geometry svg:viewBox="0 0 21600 21600" draw:type="rectangle" draw:enhanced-path="M 0 0 L 21600 0 21600 21600 0 21600 0 0 Z N"/></draw:custom-shape><draw:custom-shape draw:style-name="gr6" draw:text-style-name="P80" svg:width="1.29cm" svg:height="0.914cm" svg:x="6.521cm" svg:y="7.793cm"><text:p text:style-name="P76"><text:span text:style-name="T42">AE</text:span></text:p><draw:enhanced-geometry svg:viewBox="0 0 21600 21600" draw:type="rectangle" draw:enhanced-path="M 0 0 L 21600 0 21600 21600 0 21600 0 0 Z N"/></draw:custom-shape><draw:line draw:style-name="gr5" draw:text-style-name="P79" svg:x1="7.149cm" svg:y1="7.791cm" svg:x2="7.149cm" svg:y2="7.091cm"><text:p/></draw:line><draw:line draw:style-name="gr5" draw:text-style-name="P79" svg:x1="5.939cm" svg:y1="4.133cm" svg:x2="6.342cm" svg:y2="4.133cm"><text:p/></draw:line><draw:custom-shape draw:style-name="gr7" draw:text-style-name="P81" svg:width="0.927cm" svg:height="0.6cm" svg:x="6.753cm" svg:y="9.391cm"><text:p text:style-name="P76"><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79" svg:x1="7.216cm" svg:y1="9.391cm" svg:x2="7.216cm" svg:y2="8.691cm"><text:p/></draw:line><draw:frame draw:style-name="gr8" draw:text-style-name="P82" svg:width="0.482cm" svg:height="0.736cm" svg:x="7.216cm" svg:y="3.754cm"><draw:image xlink:href="../../../../../../Applications/LibreOffice.app/Contents/Resources/gallery/computers/Database.png" xlink:type="simple" xlink:show="embed" xlink:actuate="onLoad"><text:p/></draw:image></draw:frame><draw:frame draw:style-name="gr8" draw:text-style-name="P82" svg:width="0.482cm" svg:height="0.738cm" svg:x="8.453cm" svg:y="0.653cm"><draw:image xlink:href="../../../../../../Applications/LibreOffice.app/Contents/Resources/gallery/computers/Database.png" xlink:type="simple" xlink:show="embed" xlink:actuate="onLoad"><text:p/></draw:image></draw:frame><draw:path draw:style-name="gr9" draw:text-style-name="P82" svg:width="0.851cm" svg:height="5.428cm" svg:x="7.471cm" svg:y="4.244cm" svg:viewBox="0 0 852 5429" svg:d="M0 5429c181-10 370-175 425-452 70-353-367-672-221-1024 231-551 453-891 552-1429 94-513 164-1102-16-1572-126-331-163-861-457-952"><text:p/></draw:path><draw:path draw:style-name="gr9" draw:text-style-name="P82" svg:width="2.774cm" svg:height="3.182cm" draw:transform="rotate (-3.14159265358979) translate (8.4064539955325cm 4.57366957760515cm)" svg:viewBox="0 0 2775 3183" svg:d="M1261 412c368-184 763-538 1138-366 259 119 446 650 350 1119-106 523-469 677-744 948-292 287-607 400-881 706-225 251-513 90-760 243l-228 97-136 24"><text:p/></draw:path><draw:custom-shape draw:style-name="gr10" draw:text-style-name="P77" svg:width="3.264cm" svg:height="1.71cm" svg:x="10.386cm" svg:y="0.191cm"><text:p text:style-name="P76"><text:span text:style-name="T42">IN-CSE <text:s text:c="2"/></text:span></text:p><draw:enhanced-geometry svg:viewBox="0 0 21600 21600" draw:type="rectangle" draw:enhanced-path="M 0 0 L 21600 0 21600 21600 0 21600 0 0 Z N"/></draw:custom-shape><draw:custom-shape draw:style-name="gr3" draw:text-style-name="P78" svg:width="1.654cm" svg:height="1.509cm" svg:x="10.857cm" svg:y="3.585cm"><text:p text:style-name="P76"><text:span text:style-name="T43"/></text:p><text:p text:style-name="P76"><text:span text:style-name="T43"/></text:p><text:p text:style-name="P76"><text:span text:style-name="T43">MN-CSE</text:span></text:p><draw:enhanced-geometry svg:viewBox="0 0 21600 21600" draw:type="rectangle" draw:enhanced-path="M 0 0 L 21600 0 21600 21600 0 21600 0 0 Z N"/></draw:custom-shape><draw:custom-shape draw:style-name="gr4" draw:text-style-name="P78" svg:width="1.654cm" svg:height="1.036cm" svg:x="10.776cm" svg:y="6.084cm"><text:p text:style-name="P76"><text:span text:style-name="T43">ASN-CSE</text:span></text:p><draw:enhanced-geometry svg:viewBox="0 0 21600 21600" draw:type="rectangle" draw:enhanced-path="M 0 0 L 21600 0 21600 21600 0 21600 0 0 Z N"/></draw:custom-shape><draw:line draw:style-name="gr5" draw:text-style-name="P79" svg:x1="11.707cm" svg:y1="3.585cm" svg:x2="11.733cm" svg:y2="1.891cm"><text:p/></draw:line><draw:line draw:style-name="gr5" draw:text-style-name="P79" svg:x1="11.664cm" svg:y1="4.992cm" svg:x2="11.664cm" svg:y2="6.023cm"><text:p/></draw:line><draw:custom-shape draw:style-name="gr11" draw:text-style-name="P80" svg:width="1.292cm" svg:height="0.914cm" svg:x="11.035cm" svg:y="7.793cm"><text:p text:style-name="P76"><text:span text:style-name="T42">AE</text:span></text:p><draw:enhanced-geometry svg:viewBox="0 0 21600 21600" draw:type="rectangle" draw:enhanced-path="M 0 0 L 21600 0 21600 21600 0 21600 0 0 Z N"/></draw:custom-shape><draw:line draw:style-name="gr5" draw:text-style-name="P79" svg:x1="11.664cm" svg:y1="7.791cm" svg:x2="11.664cm" svg:y2="7.091cm"><text:p/></draw:line><draw:custom-shape draw:style-name="gr12" draw:text-style-name="P81" svg:width="0.929cm" svg:height="0.6cm" svg:x="11.266cm" svg:y="9.391cm"><text:p text:style-name="P76"><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79" svg:x1="11.73cm" svg:y1="9.391cm" svg:x2="11.73cm" svg:y2="8.691cm"><text:p/></draw:line><draw:frame draw:style-name="gr8" draw:text-style-name="P82" svg:width="0.482cm" svg:height="0.738cm" svg:x="12.97cm" svg:y="0.653cm"><draw:image xlink:href="../../../../../../Applications/LibreOffice.app/Contents/Resources/gallery/computers/Database.png" xlink:type="simple" xlink:show="embed" xlink:actuate="onLoad"><text:p/></draw:image></draw:frame><draw:path draw:style-name="gr9" draw:text-style-name="P82" svg:width="2.177cm" svg:height="8.594cm" draw:transform="rotate (-3.14159265358979) translate (12.9737696894365cm 9.56673750439293cm)" svg:viewBox="0 0 2178 8595" svg:d="M1681 33c170-96 393 21 450 280 45 208 73 450 13 660-78 274-290 217-437 321-168 119-208 401-251 640-37 206-1 427-13 640-13 213-2 428 0 640 2 227 4 453 13 680 10 236 64 452 92 680 30 239 83 477 80 720-3 269 89 498 106 760 13 208 15 414 13 621-2 261 13 523-26 780-32 207-36 478-225 560-155 67-299 113-450 180-138 61-264 145-411 180-145 36-284 106-423 180l-133 20-79 20"><text:p/></draw:path></draw:g><text:soft-page-break/></text:p>
      <text:h text:style-name="Heading_20_2" text:outline-level="2"><text:soft-page-break/>Communication methods used in oneM2M</text:h>
      <text:p text:style-name="P54">oneM2M allows variety of communication methods, combination of 4 protocol bindings (HTTP, MQTT, CoAP, Websocket) and 3 serializations (XML, JSON, CBOR). <text:span text:style-name="T31">It might be added in future. oneM2M specifies specification in different level. </text:span></text:p>
      <text:p text:style-name="P55"><text:s/>Firstly TS-0001[2] specifies high level resource definitions, it defines more than 40 resource types, such as contentInstance for storing IoT data, timeSeriesInstance for periodic sensor measurement with leap detection mechanism. </text:p>
      <text:p text:style-name="P55"><text:s/>Secondly TS-0004[3] specifies procedures and serializations in independent manner from protocol bindings. Resource type and protocol data unit are defined using XSD for XML serialization. Mapping between XML and other serializations are also specified.</text:p>
      <text:p text:style-name="P56">Thirdly TS-0008, TS-0009, TS-0010, TS-0020 specify protocol specific details <text:span text:style-name="T32">for CoAP, HTTP, MQTT and Web Socket respectively.</text:span></text:p>
      <text:p text:style-name="P56"/>
      <text:h text:style-name="Heading_20_2" text:outline-level="2">Long name and short name</text:h>
      <text:p text:style-name="P26">oneM2M introduced two types of notation, called long name and short name for resource types, attribute and so on. Long name is human friendly string and specification<text:span text:style-name="T34">s</text:span> mainly use this notation, while short name is short string consist of 2 characters <text:span text:style-name="T38">at least </text:span>and communication protocol use this notation. <text:span text:style-name="T34">For examples, ct for CreationTime and at for AnnounceTo. <text:s/></text:span>Even if short name is defined by trying to <text:span text:style-name="T34">use initial characters, it is not straight forward to translate them in head.</text:span></text:p>
      <text:h text:style-name="P72" text:outline-level="1">Problem Description</text:h>
      <text:p text:style-name="P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8">First problem is application portability. Without standardized API, application program tends to depend on the communication method initially intend to use and it will became hard to run another environment in which uses another communication method. (<text:span text:style-name="T41">For example,</text:span> an application designed for XML/HTTP, tend to run on environment use JSON/Websocket)</text:p>
      <text:p text:style-name="P7">Second problem is <text:span text:style-name="T14">the</text:span> latency of the communication between CSE and application. Even if CSE and application is located in the same box, current oneM2M specifi<text:span text:style-name="T13">cations define methods through </text:span>protocol<text:span text:style-name="T14">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14">Large latency reduces applicable area of oneM2M based solution.</text:span></text:p>
      <text:p text:style-name="P9">Third problem is the<text:span text:style-name="T35"> complexity of handling of long name and short name.</text:span></text:p>
      <text:h text:style-name="P72" text:outline-level="1"><text:soft-page-break/>Use Cases</text:h>
      <text:h text:style-name="P65" text:outline-level="2">Application <text:span text:style-name="T15">uses oneM2M communication services to communicate outer CSE</text:span></text:h>
      <text:p text:style-name="P21"><text:span text:style-name="T8"><text:s/></text:span><text:span text:style-name="T9">First use case is the application us</text:span><text:span text:style-name="T10">ing</text:span><text:span text:style-name="T9"> oneM2M communication service to connect CSE out side of the OSGI framework.</text:span></text:p>
      <text:p text:style-name="P4"><draw:g text:anchor-type="paragraph" draw:z-index="14" draw:name="Shape2" draw:style-name="gr1"><draw:custom-shape draw:name="円/楕円 3" draw:style-name="gr21" draw:text-style-name="P86" svg:width="3.059cm" svg:height="1.417cm" svg:x="0.959cm" svg:y="1.173cm"><text:p text:style-name="P85"><text:span text:style-name="T46">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22" draw:text-style-name="P87" svg:width="2.544cm" svg:height="1.126cm" svg:x="2.488cm" svg:y="4.749cm"><text:p text:style-name="P85"><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8" svg:x1="4.019cm" svg:y1="1.882cm" svg:x2="5.654cm" svg:y2="1.882cm"><text:p/></draw:line><draw:line draw:name="直線コネクタ 9" draw:style-name="gr23" draw:text-style-name="P88" svg:x1="2.582cm" svg:y1="3.661cm" svg:x2="8.971cm" svg:y2="3.672cm"><text:p/></draw:line><draw:line draw:name="直線コネクタ 10" draw:style-name="gr23" draw:text-style-name="P88" svg:x1="2.487cm" svg:y1="3.663cm" svg:x2="2.488cm" svg:y2="2.592cm"><text:p/></draw:line><draw:line draw:name="直線コネクタ 11" draw:style-name="gr23" draw:text-style-name="P88" svg:x1="6.401cm" svg:y1="1.874cm" svg:x2="10.346cm" svg:y2="1.883cm"><text:p/></draw:line><draw:line draw:name="直線コネクタ 12" draw:style-name="gr23" draw:text-style-name="P88" svg:x1="10.377cm" svg:y1="2.953cm" svg:x2="10.378cm" svg:y2="1.882cm"><text:p/></draw:line><draw:line draw:name="直線コネクタ 13" draw:style-name="gr23" draw:text-style-name="P88" svg:x1="3.623cm" svg:y1="4.798cm" svg:x2="3.624cm" svg:y2="3.727cm"><text:p/></draw:line><draw:custom-shape draw:name="テキスト ボックス 14" draw:style-name="gr24" draw:text-style-name="P90" svg:width="5.1cm" svg:height="1.013cm" svg:x="4.988cm" svg:y="4.625cm"><text:p text:style-name="P89"><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0" svg:width="3.525cm" svg:height="1.011cm" svg:x="5.147cm" svg:y="0.272cm"><text:p text:style-name="P89"><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25" draw:text-style-name="P91" svg:width="3.326cm" svg:height="1.9cm" svg:x="8.971cm" svg:y="2.653cm"><text:p text:style-name="P85"><text:span text:style-name="T48">oneM2M</text:span></text:p><text:p text:style-name="P85"><text:span text:style-name="T48">Communication </text:span></text:p><text:p text:style-name="P85"><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8" svg:x1="12.296cm" svg:y1="3.602cm" svg:x2="14.509cm" svg:y2="3.603cm"><text:p/></draw:line><draw:custom-shape draw:name="正方形/長方形 18" draw:style-name="gr27" draw:text-style-name="P92" svg:width="12.482cm" svg:height="6.088cm" svg:x="0.4cm" svg:y="0.2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28" draw:text-style-name="P93" svg:width="2.929cm" svg:height="1.9cm" svg:x="14.511cm" svg:y="2.651cm"><text:p text:style-name="P85"><text:span text:style-name="T49">CSE</text:span></text:p><text:p text:style-name="P85"><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8" svg:x1="13.689cm" svg:y1="3.107cm" svg:x2="13.658cm" svg:y2="4.218cm"><text:p/></draw:line><draw:custom-shape draw:name="テキスト ボックス 42" draw:style-name="gr24" draw:text-style-name="P90" svg:width="1.579cm" svg:height="1.013cm" svg:x="13.001cm" svg:y="4.625cm"><text:p text:style-name="P89"><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4" svg:width="1.601cm" svg:height="0.802cm" draw:transform="rotate (-1.5706217938697) translate (7.40127777777778cm 2.87161111111111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4" svg:width="1.602cm" svg:height="0.802cm" draw:transform="rotate (1.5709708597201) translate (5.60034722222222cm 2.672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5"/>
      <text:h text:style-name="P65" text:outline-level="2">CSE <text:span text:style-name="T15">uses oneM2M communication services to communicate </text:span>upper <text:span text:style-name="T15"><text:s/>CSE</text:span></text:h>
      <text:p text:style-name="P10">Second use case is that a lower CSE uses oneM2M communication service to communicate upper CSE. Here <text:s/>CSE <text:span text:style-name="T37">lefthand side </text:span>is acting <text:span text:style-name="T39">as</text:span> client side.</text:p>
      <text:p text:style-name="P9"><draw:g text:anchor-type="paragraph" draw:z-index="15" draw:name="Shape4" draw:style-name="gr30"><draw:custom-shape draw:name="正方形/長方形 4" draw:style-name="gr31" draw:text-style-name="P87" svg:width="2.781cm" svg:height="1.232cm" svg:x="2.284cm" svg:y="5.374cm"><text:p text:style-name="P85"><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8" svg:x1="3.955cm" svg:y1="2.242cm" svg:x2="5.741cm" svg:y2="2.242cm"><text:p/></draw:line><draw:line draw:name="直線コネクタ 9" draw:style-name="gr23" draw:text-style-name="P88" svg:x1="2.284cm" svg:y1="4.186cm" svg:x2="9.366cm" svg:y2="4.225cm"><text:p/></draw:line><draw:line draw:name="直線コネクタ 10" draw:style-name="gr23" draw:text-style-name="P88" svg:x1="2.284cm" svg:y1="4.186cm" svg:x2="2.285cm" svg:y2="3.016cm"><text:p/></draw:line><draw:line draw:name="直線コネクタ 11" draw:style-name="gr23" draw:text-style-name="P88" svg:x1="6.441cm" svg:y1="2.225cm" svg:x2="10.868cm" svg:y2="2.242cm"><text:p/></draw:line><draw:line draw:name="直線コネクタ 12" draw:style-name="gr23" draw:text-style-name="P88" svg:x1="10.903cm" svg:y1="3.412cm" svg:x2="10.904cm" svg:y2="2.242cm"><text:p/></draw:line><draw:line draw:name="直線コネクタ 13" draw:style-name="gr23" draw:text-style-name="P88" svg:x1="3.524cm" svg:y1="5.426cm" svg:x2="3.525cm" svg:y2="4.256cm"><text:p/></draw:line><draw:custom-shape draw:name="テキスト ボックス 14" draw:style-name="gr24" draw:text-style-name="P90" svg:width="5.1cm" svg:height="1.011cm" svg:x="5.25cm" svg:y="5.24cm"><text:p text:style-name="P89"><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0" svg:width="3.525cm" svg:height="1.011cm" svg:x="5.35cm" svg:y="0.483cm"><text:p text:style-name="P89"><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2" draw:text-style-name="P91" svg:width="3.633cm" svg:height="2.075cm" svg:x="9.366cm" svg:y="3.087cm"><text:p text:style-name="P85"><text:span text:style-name="T50">oneM2M</text:span></text:p><text:p text:style-name="P85"><text:span text:style-name="T50">Communication </text:span></text:p><text:p text:style-name="P85"><text:span text:style-name="T50">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8" svg:x1="12.999cm" svg:y1="4.122cm" svg:x2="15.417cm" svg:y2="4.123cm"><text:p/></draw:line><draw:custom-shape draw:name="正方形/長方形 18" draw:style-name="gr33" draw:text-style-name="P92" svg:width="13.637cm" svg:height="6.652cm" svg:x="0.002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34" draw:text-style-name="P93" svg:width="3.202cm" svg:height="2.077cm" svg:x="15.418cm" svg:y="3.083cm"><text:p text:style-name="P85"><text:span text:style-name="T51">(upper)</text:span></text:p><text:p text:style-name="P85"><text:span text:style-name="T51">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角丸四角形 20" draw:style-name="gr35" draw:text-style-name="P93" svg:width="3.202cm" svg:height="2.075cm" svg:x="0.753cm" svg:y="0.94cm"><text:p text:style-name="P85"><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0" draw:style-name="gr26" draw:text-style-name="P88" svg:x1="14.523cm" svg:y1="3.579cm" svg:x2="14.489cm" svg:y2="4.793cm"><text:p/></draw:line><draw:custom-shape draw:name="テキスト ボックス 41" draw:style-name="gr24" draw:text-style-name="P90" svg:width="1.551cm" svg:height="1.011cm" svg:x="13.856cm" svg:y="5.24cm"><text:p text:style-name="P89"><text:span text:style-name="T47">mc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4" svg:width="1.601cm" svg:height="0.802cm" draw:transform="rotate (-1.5706217938697) translate (7.44184722222222cm 3.42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4" svg:width="1.601cm" svg:height="0.802cm" draw:transform="rotate (1.5709708597201) translate (5.64091666666667cm 3.02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9"/>
      <text:p text:style-name="P9"/>
      <text:p text:style-name="P9"/>
      <text:p text:style-name="P9"/>
      <text:p text:style-name="P9"/>
      <text:p text:style-name="P9"/>
      <text:h text:style-name="P67" text:outline-level="2"><text:soft-page-break/>Outer AE accesses to CSE</text:h>
      <text:p text:style-name="P23">Outer application entity accesses to CSE. oneM2M server-side communication service handles connection with AE and invoke CSE through the interface.</text:p>
      <text:p text:style-name="P23"><draw:g text:anchor-type="paragraph" draw:z-index="16" draw:name="Shape5" draw:style-name="gr1"><draw:line draw:name="直線コネクタ 22" draw:style-name="gr26" draw:text-style-name="P88" svg:x1="12.64cm" svg:y1="3.991cm" svg:x2="14.929cm" svg:y2="3.992cm"><text:p/></draw:line><draw:custom-shape draw:name="角丸四角形 23" draw:style-name="gr36" draw:text-style-name="P86" svg:width="3.029cm" svg:height="1.964cm" svg:x="14.931cm" svg:y="3.009cm"><text:p text:style-name="P85"><text:span text:style-name="T49">A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4" draw:style-name="gr37" draw:text-style-name="P87" svg:width="2.631cm" svg:height="1.167cm" svg:x="3.476cm" svg:y="5.175cm"><text:p text:style-name="P85"><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6" draw:style-name="gr23" draw:text-style-name="P88" svg:x1="3.475cm" svg:y1="3.994cm" svg:x2="12.626cm" svg:y2="3.995cm"><text:p/></draw:line><draw:line draw:name="直線コネクタ 8" draw:style-name="gr23" draw:text-style-name="P88" svg:x1="5.057cm" svg:y1="2.212cm" svg:x2="7.78cm" svg:y2="2.212cm"><text:p/></draw:line><draw:line draw:name="直線コネクタ 10" draw:style-name="gr23" draw:text-style-name="P88" svg:x1="3.475cm" svg:y1="4.052cm" svg:x2="3.476cm" svg:y2="2.944cm"><text:p/></draw:line><draw:line draw:name="直線コネクタ 11" draw:style-name="gr23" draw:text-style-name="P88" svg:x1="7.714cm" svg:y1="2.212cm" svg:x2="11.601cm" svg:y2="2.212cm"><text:p/></draw:line><draw:line draw:name="直線コネクタ 12" draw:style-name="gr23" draw:text-style-name="P88" svg:x1="11.633cm" svg:y1="3.32cm" svg:x2="11.634cm" svg:y2="2.212cm"><text:p/></draw:line><draw:line draw:name="直線コネクタ 13" draw:style-name="gr23" draw:text-style-name="P88" svg:x1="4.648cm" svg:y1="5.226cm" svg:x2="4.649cm" svg:y2="4.118cm"><text:p/></draw:line><draw:custom-shape draw:name="テキスト ボックス 14" draw:style-name="gr24" draw:text-style-name="P90" svg:width="5.1cm" svg:height="1.011cm" svg:x="6.147cm" svg:y="5.052cm"><text:p text:style-name="P89"><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0" svg:width="3.525cm" svg:height="1.011cm" svg:x="6.283cm" svg:y="0.547cm"><text:p text:style-name="P89"><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8" draw:text-style-name="P91" svg:width="3.439cm" svg:height="1.964cm" svg:x="10.179cm" svg:y="3.011cm"><text:p text:style-name="P85"><text:span text:style-name="T48">oneM2M</text:span></text:p><text:p text:style-name="P85"><text:span text:style-name="T48">Server-side</text:span></text:p><text:p text:style-name="P85"><text:span text:style-name="T48">Communication </text:span></text:p><text:p text:style-name="P85"><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18" draw:style-name="gr39" draw:text-style-name="P92" svg:width="12.907cm" svg:height="6.296cm" svg:x="1.155cm" svg:y="0.4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0" draw:text-style-name="P95" svg:width="3.029cm" svg:height="1.964cm" svg:x="2.026cm" svg:y="0.981cm"><text:p text:style-name="P85"><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8" svg:x1="14.532cm" svg:y1="3.477cm" svg:x2="14.5cm" svg:y2="4.626cm"><text:p/></draw:line><draw:custom-shape draw:name="テキスト ボックス 42" draw:style-name="gr24" draw:text-style-name="P90" svg:width="1.579cm" svg:height="1.011cm" svg:x="13.844cm" svg:y="5.052cm"><text:p text:style-name="P89"><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4" svg:width="1.601cm" svg:height="0.802cm" draw:transform="rotate (-1.5706217938697) translate (8.75594444444444cm 3.192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4" svg:width="1.601cm" svg:height="0.802cm" draw:transform="rotate (1.5709708597201) translate (7.05279166666667cm 3.058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3"/>
      <text:p text:style-name="P22"/>
      <text:h text:style-name="P68" text:outline-level="2">Communication inside of OSGi framework</text:h>
      <text:p text:style-name="P25">Fourth use case is that application access to CSE inside of OSGi framework through Java Interface.</text:p>
      <text:p text:style-name="P25"><draw:g text:anchor-type="paragraph" draw:z-index="17" draw:name="Shape6" draw:style-name="gr1"><draw:custom-shape draw:name="円/楕円 3" draw:style-name="gr41" draw:text-style-name="P86" svg:width="3.895cm" svg:height="1.805cm" svg:x="1.422cm" svg:y="1.388cm"><text:p text:style-name="P85"><text:span text:style-name="T47">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42" draw:text-style-name="P87" svg:width="3.239cm" svg:height="1.437cm" svg:x="3.369cm" svg:y="5.941cm"><text:p text:style-name="P85"><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9" draw:style-name="gr43" draw:text-style-name="P88" svg:x1="3.431cm" svg:y1="4.556cm" svg:x2="11.754cm" svg:y2="4.633cm"><text:p/></draw:line><draw:line draw:name="直線コネクタ 10" draw:style-name="gr43" draw:text-style-name="P88" svg:x1="3.369cm" svg:y1="4.556cm" svg:x2="3.37cm" svg:y2="3.192cm"><text:p/></draw:line><draw:line draw:name="直線コネクタ 11" draw:style-name="gr43" draw:text-style-name="P88" svg:x1="5.316cm" svg:y1="2.306cm" svg:x2="13.375cm" svg:y2="2.29cm"><text:p/></draw:line><draw:line draw:name="直線コネクタ 12" draw:style-name="gr43" draw:text-style-name="P88" svg:x1="13.417cm" svg:y1="3.654cm" svg:x2="13.418cm" svg:y2="2.29cm"><text:p/></draw:line><draw:line draw:name="直線コネクタ 13" draw:style-name="gr43" draw:text-style-name="P88" svg:x1="4.813cm" svg:y1="6.001cm" svg:x2="4.814cm" svg:y2="4.638cm"><text:p/></draw:line><draw:custom-shape draw:name="テキスト ボックス 14" draw:style-name="gr24" draw:text-style-name="P90" svg:width="5.1cm" svg:height="1.011cm" svg:x="7.25cm" svg:y="5.786cm"><text:p text:style-name="P89"><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0" svg:width="3.525cm" svg:height="1.011cm" svg:x="7.235cm" svg:y="0.24cm"><text:p text:style-name="P89"><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8" draw:style-name="gr44" draw:text-style-name="P92" svg:width="15.895cm" svg:height="7.753cm" svg:x="0.709cm" svg:y="0.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5" draw:text-style-name="P95" svg:width="3.731cm" svg:height="2.419cm" svg:x="11.754cm" svg:y="3.367cm"><text:p text:style-name="P85"><text:span text:style-name="T49">CSE</text:span></text:p><text:p text:style-name="P85"><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6" draw:text-style-name="P94" svg:width="1.433cm" svg:height="0.719cm" draw:transform="rotate (-1.5706217938697) translate (8.53369444444444cm 3.91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6" draw:text-style-name="P94" svg:width="1.433cm" svg:height="0.717cm" draw:transform="rotate (1.5709708597201) translate (7.10141666666667cm 3.0215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4"/>
      <text:h text:style-name="P73" text:outline-level="1"><text:soft-page-break/>Requirements</text:h>
      <text:h text:style-name="P66" text:outline-level="2" text:is-list-header="true"/>
      <text:list xml:id="list3877347892" text:style-name="L1">
        <text:list-item>
          <text:p text:style-name="P69">R0010 – The solution MUST provide means to access outer CSE from application.</text:p>
        </text:list-item>
        <text:list-item>
          <text:p text:style-name="P69">R0011 – The solution MUST provide means to access outer CSE from client CSE.</text:p>
        </text:list-item>
        <text:list-item>
          <text:p text:style-name="P69">R0012 – The solution MUST provide means to select a communication method for application.</text:p>
        </text:list-item>
        <text:list-item>
          <text:p text:style-name="P69">R0013 – The solution MUST provide means to select a communication method for client CSE.</text:p>
        </text:list-item>
        <text:list-item>
          <text:p text:style-name="P69">R0020 – The solution MUST provide means for CSE to accept requests form outer CSE.</text:p>
        </text:list-item>
        <text:list-item>
          <text:p text:style-name="P69">R0020 – The solution MUST provide means for CSE to accept requests form outer application.</text:p>
        </text:list-item>
        <text:list-item>
          <text:p text:style-name="P69">R0030 – The solution MUST provide means to communicate through Java interface between CSE and application that are located in the same OSGi framework.</text:p>
        </text:list-item>
        <text:list-item>
          <text:p text:style-name="P69">R0040 – The solution SHOULD hide differences of communication methods, which are combinations of 4 protocol bindings and 3 serializations (XML, JSON, CBOR).</text:p>
        </text:list-item>
        <text:list-item>
          <text:p text:style-name="P69">R0050 – The solution SHOULD provide developer friendly way for handling short names.</text:p>
        </text:list-item>
        <text:list-item>
          <text:p text:style-name="P70">R00<text:span text:style-name="T36">6</text:span>0 – The solution MUST provide asynchronous interface <text:span text:style-name="T36">using ‘call by value’, such as DTO</text:span>. </text:p>
          <text:p text:style-name="P75"/>
        </text:list-item>
      </text:list>
      <text:h text:style-name="P72" text:outline-level="1">Document Support</text:h>
      <text:h text:style-name="P62" text:outline-level="2">References</text:h>
      <text:list xml:id="list3364855000" text:style-name="WW8Num3">
        <text:list-item>
          <text:p text:style-name="P58"><text:bookmark-start text:name="_Ref493020620"/>Bradner, S., Key words for use in RFCs to Indicate Requirement Levels, RFC2119, March 1997.<text:bookmark-end text:name="_Ref493020620"/></text:p>
        </text:list-item>
        <text:list-item>
          <text:p text:style-name="P59">oneM2M TS-0001 Functional Architecture, <text:a xlink:type="simple" xlink:href="http://onem2m.org/images/files/deliverables/Release2/TS-0001-%20Functional_Architecture-V2_10_0.pdf" text:style-name="Internet_20_link" text:visited-style-name="Visited_20_Internet_20_Link">http://onem2m.org/images/files/deliverables/Release2/TS-0001-%20Functional_Architecture-V2_10_0.pdf</text:a></text:p>
        </text:list-item>
        <text:list-item>
          <text:p text:style-name="P61"><text:span text:style-name="T6">oneM2M TS-0004 Service Layer Core Protocol, </text:span><text:a xlink:type="simple" xlink:href="http://onem2m.org/images/files/deliverables/Release2/TS-0004_Service_Layer_Core_Protocol_V2_7_1.zip" text:style-name="Internet_20_link" text:visited-style-name="Visited_20_Internet_20_Link"><text:span text:style-name="T6">http://onem2m.org/images/files/deliverables/Release2/TS-0004_Service_Layer_Core_Protocol_V2_7_1.zip</text:span></text:a></text:p>
        </text:list-item>
        <text:list-item>
          <text:p text:style-name="P60">RFC 7049 Concise Binary Object Representation, http://cbor.io</text:p>
        </text:list-item>
      </text:list>
      <text:p text:style-name="P53"><text:soft-page-break/></text:p>
      <text:p text:style-name="P52"/>
      <text:p text:style-name="P52"/>
      <text:h text:style-name="P62"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31">Hiroyuki Maeomichi</text:p>
          </table:table-cell>
        </table:table-row>
        <table:table-row table:style-name="Table2.1">
          <table:table-cell table:style-name="Table2.A1" office:value-type="string">
            <text:p text:style-name="P29">Company</text:p>
          </table:table-cell>
          <table:table-cell table:style-name="Table2.B1" office:value-type="string">
            <text:p text:style-name="P32">NTT</text:p>
          </table:table-cell>
        </table:table-row>
        <table:table-row table:style-name="Table2.1">
          <table:table-cell table:style-name="Table2.A1" office:value-type="string">
            <text:p text:style-name="P29">Address</text:p>
          </table:table-cell>
          <table:table-cell table:style-name="Table2.B1" office:value-type="string">
            <text:p text:style-name="P31">Midorimachi 3-9-11, Musashino, Tokyo, Japan</text:p>
          </table:table-cell>
        </table:table-row>
        <table:table-row table:style-name="Table2.1">
          <table:table-cell table:style-name="Table2.A1" office:value-type="string">
            <text:p text:style-name="P29">Voice</text:p>
          </table:table-cell>
          <table:table-cell table:style-name="Table2.B1" office:value-type="string">
            <text:p text:style-name="P30"/>
          </table:table-cell>
        </table:table-row>
        <table:table-row table:style-name="Table2.1">
          <table:table-cell table:style-name="Table2.A1" office:value-type="string">
            <text:p text:style-name="P37">e-mail</text:p>
          </table:table-cell>
          <table:table-cell table:style-name="Table2.B1" office:value-type="string">
            <text:p text:style-name="P40"><text:span text:style-name="T16">m</text:span>aeomichi.hiroyuki@lab.ntt.co.jp</text:p>
          </table:table-cell>
        </table:table-row>
      </table:table>
      <text:p text:style-name="P12"/>
      <text:h text:style-name="P62"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タイトル_20_スライド_7e_LT_7e_Gliederung_20_1" style:display-name="タイトル スライド~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Gliederung_20_2" style:display-name="タイトル スライド~LT~Gliederung 2" style:family="paragraph" style:parent-style-name="タイトル_20_スライド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_20_スライド_7e_LT_7e_Gliederung_20_3" style:display-name="タイトル スライド~LT~Gliederung 3" style:family="paragraph" style:parent-style-name="タイトル_20_スライド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4" style:display-name="タイトル スライド~LT~Gliederung 4" style:family="paragraph" style:parent-style-name="タイトル_20_スライド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5" style:display-name="タイトル スライド~LT~Gliederung 5" style:family="paragraph" style:parent-style-name="タイトル_20_スライド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6" style:display-name="タイトル スライド~LT~Gliederung 6" style:family="paragraph" style:parent-style-name="タイトル_20_スライド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7" style:display-name="タイトル スライド~LT~Gliederung 7" style:family="paragraph" style:parent-style-name="タイトル_20_スライド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8" style:display-name="タイトル スライド~LT~Gliederung 8" style:family="paragraph" style:parent-style-name="タイトル_20_スライド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9" style:display-name="タイトル スライド~LT~Gliederung 9" style:family="paragraph" style:parent-style-name="タイトル_20_スライド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Titel" style:display-name="タイトル スライド~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Untertitel" style:display-name="タイトル スライド~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Notizen" style:display-name="タイトル スライド~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Hintergrundobjekte" style:display-name="タイトル スライド~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_20_スライド_7e_LT_7e_Hintergrund" style:display-name="タイトル スライド~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1" style:display-name="タイトルとコンテンツ~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Gliederung_20_2" style:display-name="タイトルとコンテンツ~LT~Gliederung 2" style:family="paragraph" style:parent-style-name="タイトルとコンテンツ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とコンテンツ_7e_LT_7e_Gliederung_20_3" style:display-name="タイトルとコンテンツ~LT~Gliederung 3" style:family="paragraph" style:parent-style-name="タイトルとコンテンツ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4" style:display-name="タイトルとコンテンツ~LT~Gliederung 4" style:family="paragraph" style:parent-style-name="タイトルとコンテンツ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5" style:display-name="タイトルとコンテンツ~LT~Gliederung 5" style:family="paragraph" style:parent-style-name="タイトルとコンテンツ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6" style:display-name="タイトルとコンテンツ~LT~Gliederung 6" style:family="paragraph" style:parent-style-name="タイトルとコンテンツ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7" style:display-name="タイトルとコンテンツ~LT~Gliederung 7" style:family="paragraph" style:parent-style-name="タイトルとコンテンツ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8" style:display-name="タイトルとコンテンツ~LT~Gliederung 8" style:family="paragraph" style:parent-style-name="タイトルとコンテンツ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9" style:display-name="タイトルとコンテンツ~LT~Gliederung 9" style:family="paragraph" style:parent-style-name="タイトルとコンテンツ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Titel" style:display-name="タイトルとコンテンツ~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Untertitel" style:display-name="タイトルとコンテンツ~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Notizen" style:display-name="タイトルとコンテンツ~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Hintergrundobjekte" style:display-name="タイトルとコンテンツ~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とコンテンツ_7e_LT_7e_Hintergrund" style:display-name="タイトルとコンテンツ~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83b7c0"/>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11">
      <number:day/>
      <number:text> </number:text>
      <number:month number:style="long" number:textual="true"/>
      <number:text> </number:text>
      <number:year number:style="long"/>
    </number:date-style>
    <number:date-style style:name="N11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0231D6ACC263EE0A.png" xlink:type="simple" xlink:show="embed" xlink:actuate="onLoad"/></draw:frame><text:tab/><text:user-defined style:data-style-name="N0" text:name="RFP Title">RFP 187 - oneM2M Service Layer API</text:user-defined><text:tab/>Page <text:page-number text:select-page="current">12</text:page-number> of <text:page-count style:num-format="1">12</text:page-count></text:p>
        <text:p text:style-name="Header"/>
        <text:p text:style-name="Header"><text:tab/><text:span text:style-name="MT1">Draft</text:span><text:tab/><text:modification-date style:data-style-name="N111">14 July 2017</text:modification-date></text:p>
      </style:header>
      <style:footer>
        <text:p text:style-name="MP1">Copyright © <text:span text:style-name="MT2">OSGi Alliance </text:span><text:span text:style-name="MT2"><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17</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15-10-04T08:50:52.727105509</meta:creation-date>
    <meta:editing-cycles>97</meta:editing-cycles>
    <meta:editing-duration>PT6H21M12S</meta:editing-duration>
    <meta:initial-creator>Tim Verbelen</meta:initial-creator>
    <dc:date>2017-07-14T07:46:02.765674000</dc:date>
    <meta:document-statistic meta:table-count="2" meta:image-count="2" meta:object-count="0" meta:page-count="12" meta:paragraph-count="116" meta:word-count="2330" meta:character-count="15540" meta:non-whitespace-character-count="13319"/>
    <meta:user-defined meta:name="Info"/>
    <meta:user-defined meta:name="Info 3"/>
    <meta:user-defined meta:name="Info 4"/>
    <meta:user-defined meta:name="RFP Title">RFP 187 - oneM2M Service Layer API</meta:user-defined>
  </office:meta>
</office:document-meta>
</file>